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67718"/>
    </style:style>
    <style:style style:name="P2" style:family="paragraph" style:parent-style-name="Standard">
      <style:text-properties officeooo:paragraph-rsid="00167718"/>
    </style:style>
    <style:style style:name="P3" style:family="paragraph" style:parent-style-name="Standard">
      <style:text-properties officeooo:paragraph-rsid="00194237"/>
    </style:style>
    <style:style style:name="P4" style:family="paragraph" style:parent-style-name="Standard">
      <style:text-properties officeooo:paragraph-rsid="001693cc"/>
    </style:style>
    <style:style style:name="P5" style:family="paragraph" style:parent-style-name="Heading_20_2">
      <style:text-properties officeooo:paragraph-rsid="001693cc"/>
    </style:style>
    <style:style style:name="T1" style:family="text">
      <style:text-properties officeooo:rsid="00167718"/>
    </style:style>
    <style:style style:name="T2" style:family="text">
      <style:text-properties officeooo:rsid="0017eb14"/>
    </style:style>
    <style:style style:name="T3" style:family="text">
      <style:text-properties officeooo:rsid="001693cc"/>
    </style:style>
    <style:style style:name="T4" style:family="text">
      <style:text-properties officeooo:rsid="001ae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R4 (OSPF-EIGRP Redistribution)</text:h>
      <text:p text:style-name="Standard">router ospf 1</text:p>
      <text:p text:style-name="Standard"><text:s/>redistribute eigrp 100 subnets</text:p>
      <text:p text:style-name="Standard"/>
      <text:p text:style-name="Standard">router eigrp 100</text:p>
      <text:p text:style-name="Standard"><text:s/>redistribute ospf 1 metric 10000 100 255 1 1500</text:p>
      <text:p text:style-name="Standard"/>
      <text:p text:style-name="Standard"/>
      <text:h text:style-name="P1" text:outline-level="2">R<text:span text:style-name="T1">5</text:span> (OSPF-EIGRP Redistribution)</text:h>
      <text:p text:style-name="P2">router ospf 1</text:p>
      <text:p text:style-name="P2"><text:s/>redistribute eigrp 100 subnets</text:p>
      <text:p text:style-name="P2"/>
      <text:p text:style-name="P2">router eigrp 100</text:p>
      <text:p text:style-name="P2"><text:s/>redistribute ospf 1 metric 10000 100 255 1 1500</text:p>
      <text:p text:style-name="P2"/>
      <text:h text:style-name="Heading_20_2" text:outline-level="2">R6 (EIGRP-BGP-<text:span text:style-name="T2">OSPF</text:span> Redistribution) </text:h>
      <text:p text:style-name="Standard">router eigrp 100</text:p>
      <text:p text:style-name="Standard"><text:s/>redistribute bgp 200 metric 10000 100 255 1 1500</text:p>
      <text:p text:style-name="P3"><text:s/>redistribute ospf 1 metric 10000 100 255 1 1500</text:p>
      <text:p text:style-name="P3"/>
      <text:p text:style-name="Standard">router bgp 100</text:p>
      <text:p text:style-name="Standard"><text:s/>neighbor 192.168.<text:span text:style-name="T3">10.17 </text:span>remote-as 200 </text:p>
      <text:p text:style-name="Standard"><text:s/>redistribute eigrp 100</text:p>
      <text:p text:style-name="Standard"><text:s/><text:span text:style-name="T4">redistribute ospf 1</text:span></text:p>
      <text:p text:style-name="Standard"/>
      <text:p text:style-name="P4">router ospf 1</text:p>
      <text:p text:style-name="P4"><text:s/>redistribute eigrp 100 subnets</text:p>
      <text:p text:style-name="P4"><text:s/><text:span text:style-name="T4">redistribute bgp 100</text:span></text:p>
      <text:p text:style-name="P4"/>
      <text:h text:style-name="P5" text:outline-level="2">R<text:span text:style-name="T3">7</text:span> (EIGRP-BGP Redistribution) </text:h>
      <text:p text:style-name="P4">router eigrp 100</text:p>
      <text:p text:style-name="P4"><text:s/>redistribute bgp 200 metric 10000 100 255 1 1500</text:p>
      <text:p text:style-name="P4"/>
      <text:p text:style-name="P4">router bgp 100 </text:p>
      <text:p text:style-name="P4"><text:s/>redistribute eigrp 100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03:13:08.584761654</meta:creation-date>
    <dc:date>2025-11-17T03:22:06.700666734</dc:date>
    <meta:editing-duration>PT8M56S</meta:editing-duration>
    <meta:editing-cycles>6</meta:editing-cycles>
    <meta:generator>LibreOffice/25.8.3.2$Linux_X86_64 LibreOffice_project/36fba6fe035976f8f639ceb7793b8c12ae9d5be3</meta:generator>
    <meta:print-date>2025-11-17T03:22:03.390190303</meta:print-date>
    <meta:document-statistic meta:table-count="0" meta:image-count="0" meta:object-count="0" meta:page-count="1" meta:paragraph-count="26" meta:word-count="112" meta:character-count="717" meta:non-whitespace-character-count="614"/>
  </office:meta>
</office:document-meta>
</file>